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5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507cm" svg:y="3.2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007cm" svg:y="3.25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507cm" svg:y="3.25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007cm" svg:y="3.25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507cm" svg:y="3.25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007cm" svg:y="3.256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2.883cm" svg:y="2.246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4.383cm" svg:y="2.246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5.883cm" svg:y="2.246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7.283cm" svg:y="2.246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8.783cm" svg:y="2.246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10.283cm" svg:y="2.246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1.783cm" svg:y="2.246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3.283cm" svg:y="2.246cm">
          <draw:text-box>
            <text:p><text:span text:style-name="T2">7</text:span></text:p>
          </draw:text-box>
        </draw:frame>
        <draw:custom-shape draw:style-name="gr3" draw:text-style-name="P4" xml:id="id2" draw:id="id2" draw:layer="layout" svg:width="1.588cm" svg:height="1.402cm" svg:x="2.151cm" svg:y="10.1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588cm" svg:height="1.402cm" svg:x="5.552cm" svg:y="10.1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588cm" svg:height="1.402cm" svg:x="8.953cm" svg:y="10.12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588cm" svg:height="1.402cm" svg:x="12.354cm" svg:y="10.12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1.588cm" svg:height="1.402cm" svg:x="15.755cm" svg:y="13.023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1.588cm" svg:height="1.402cm" svg:x="19.156cm" svg:y="10.124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1.588cm" svg:height="1.402cm" svg:x="22.557cm" svg:y="10.125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1.588cm" svg:height="1.402cm" svg:x="25.958cm" svg:y="10.126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08cm" svg:height="1.322cm" svg:x="14.807cm" svg:y="3.25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307cm" svg:y="3.257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807cm" svg:y="3.25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307cm" svg:y="3.2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08cm" svg:height="1.322cm" svg:x="20.807cm" svg:y="3.25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2.307cm" svg:y="3.257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3.807cm" svg:y="3.257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5.307cm" svg:y="3.257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.588cm" svg:height="1.402cm" svg:x="2.152cm" svg:y="7.32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588cm" svg:height="1.402cm" svg:x="5.553cm" svg:y="7.321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588cm" svg:height="1.402cm" svg:x="8.954cm" svg:y="7.322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.588cm" svg:height="1.402cm" svg:x="12.355cm" svg:y="7.323cm"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588cm" svg:height="1.402cm" svg:x="15.756cm" svg:y="10.224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1.588cm" svg:height="1.402cm" svg:x="19.157cm" svg:y="7.325cm">
          <text:p text:style-name="P1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1.588cm" svg:height="1.402cm" svg:x="22.558cm" svg:y="7.326cm">
          <text:p text:style-name="P1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1.588cm" svg:height="1.402cm" svg:x="25.959cm" svg:y="7.327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.946cm" svg:y1="8.722cm" svg:x2="2.945cm" svg:y2="10.119cm" draw:start-shape="id1" draw:start-glue-point="8" draw:end-shape="id2" draw:end-glue-point="4" svg:d="M2946 8722l-1 1397" svg:viewBox="0 0 2 1398">
          <text:p/>
        </draw:connector>
        <draw:connector draw:style-name="gr5" draw:text-style-name="P1" draw:layer="layout" draw:type="line" svg:x1="6.347cm" svg:y1="8.723cm" svg:x2="6.346cm" svg:y2="10.12cm" draw:start-shape="id3" draw:start-glue-point="8" draw:end-shape="id4" draw:end-glue-point="4" svg:d="M6347 8723l-1 1397" svg:viewBox="0 0 2 1398">
          <text:p/>
        </draw:connector>
        <draw:connector draw:style-name="gr5" draw:text-style-name="P1" draw:layer="layout" draw:type="line" svg:x1="9.748cm" svg:y1="8.724cm" svg:x2="9.747cm" svg:y2="10.121cm" draw:start-shape="id5" draw:start-glue-point="8" draw:end-shape="id6" draw:end-glue-point="4" svg:d="M9748 8724l-1 1397" svg:viewBox="0 0 2 1398">
          <text:p/>
        </draw:connector>
        <draw:connector draw:style-name="gr5" draw:text-style-name="P1" draw:layer="layout" draw:type="line" svg:x1="13.149cm" svg:y1="8.725cm" svg:x2="13.148cm" svg:y2="10.122cm" draw:start-shape="id7" draw:start-glue-point="8" draw:end-shape="id8" draw:end-glue-point="4" svg:d="M13149 8725l-1 1397" svg:viewBox="0 0 2 1398">
          <text:p/>
        </draw:connector>
        <draw:connector draw:style-name="gr5" draw:text-style-name="P1" draw:layer="layout" draw:type="line" svg:x1="16.55cm" svg:y1="11.626cm" svg:x2="16.549cm" svg:y2="13.023cm" draw:start-shape="id9" draw:start-glue-point="8" draw:end-shape="id10" draw:end-glue-point="4" svg:d="M16550 11626l-1 1397" svg:viewBox="0 0 2 1398">
          <text:p/>
        </draw:connector>
        <draw:connector draw:style-name="gr5" draw:text-style-name="P1" draw:layer="layout" draw:type="line" svg:x1="19.951cm" svg:y1="8.727cm" svg:x2="19.95cm" svg:y2="10.124cm" draw:start-shape="id11" draw:start-glue-point="8" draw:end-shape="id12" draw:end-glue-point="4" svg:d="M19951 8727l-1 1397" svg:viewBox="0 0 2 1398">
          <text:p/>
        </draw:connector>
        <draw:connector draw:style-name="gr5" draw:text-style-name="P1" draw:layer="layout" draw:type="line" svg:x1="23.352cm" svg:y1="8.728cm" svg:x2="23.351cm" svg:y2="10.125cm" draw:start-shape="id13" draw:start-glue-point="8" draw:end-shape="id14" draw:end-glue-point="4" svg:d="M23352 8728l-1 1397" svg:viewBox="0 0 2 1398">
          <text:p/>
        </draw:connector>
        <draw:connector draw:style-name="gr5" draw:text-style-name="P1" draw:layer="layout" draw:type="line" svg:x1="26.753cm" svg:y1="8.729cm" svg:x2="26.752cm" svg:y2="10.126cm" draw:start-shape="id15" draw:start-glue-point="8" draw:end-shape="id16" draw:end-glue-point="4" svg:d="M26753 8729l-1 1397" svg:viewBox="0 0 2 1398">
          <text:p/>
        </draw:connector>
        <draw:frame draw:style-name="gr6" draw:text-style-name="P5" draw:layer="layout" svg:width="4.549cm" svg:height="1.204cm" svg:x="13.389cm" svg:y="17.343cm">
          <draw:text-box>
            <text:p><text:span text:style-name="T3">union(3, 4)</text:span></text:p>
          </draw:text-box>
        </draw:frame>
        <draw:connector draw:style-name="gr5" draw:text-style-name="P1" draw:layer="layout" draw:type="line" svg:x1="13.711cm" svg:y1="8.52cm" svg:x2="16.55cm" svg:y2="10.224cm" draw:start-shape="id7" draw:start-glue-point="9" draw:end-shape="id9" draw:end-glue-point="4" svg:d="M13711 8520l2839 1704" svg:viewBox="0 0 2840 1705">
          <text:p/>
        </draw:connector>
        <draw:frame draw:style-name="gr2" draw:text-style-name="P3" draw:layer="layout" svg:width="0.896cm" svg:height="1.168cm" svg:x="15.184cm" svg:y="2.247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6.684cm" svg:y="2.247cm">
          <draw:text-box>
            <text:p><text:span text:style-name="T2">9</text:span></text:p>
          </draw:text-box>
        </draw:frame>
        <draw:frame draw:style-name="gr2" draw:text-style-name="P3" draw:layer="layout" svg:width="1.289cm" svg:height="1.168cm" svg:x="17.984cm" svg:y="2.247cm">
          <draw:text-box>
            <text:p><text:span text:style-name="T2">10</text:span></text:p>
          </draw:text-box>
        </draw:frame>
        <draw:frame draw:style-name="gr2" draw:text-style-name="P3" draw:layer="layout" svg:width="1.289cm" svg:height="1.168cm" svg:x="19.484cm" svg:y="2.247cm">
          <draw:text-box>
            <text:p><text:span text:style-name="T2">11</text:span></text:p>
          </draw:text-box>
        </draw:frame>
        <draw:frame draw:style-name="gr2" draw:text-style-name="P3" draw:layer="layout" svg:width="1.289cm" svg:height="1.168cm" svg:x="20.984cm" svg:y="2.247cm">
          <draw:text-box>
            <text:p><text:span text:style-name="T2">12</text:span></text:p>
          </draw:text-box>
        </draw:frame>
        <draw:frame draw:style-name="gr2" draw:text-style-name="P3" draw:layer="layout" svg:width="1.289cm" svg:height="1.168cm" svg:x="22.484cm" svg:y="2.247cm">
          <draw:text-box>
            <text:p><text:span text:style-name="T2">13</text:span></text:p>
          </draw:text-box>
        </draw:frame>
        <draw:frame draw:style-name="gr2" draw:text-style-name="P3" draw:layer="layout" svg:width="1.289cm" svg:height="1.168cm" svg:x="23.984cm" svg:y="2.247cm">
          <draw:text-box>
            <text:p><text:span text:style-name="T2">14</text:span></text:p>
          </draw:text-box>
        </draw:frame>
        <draw:frame draw:style-name="gr2" draw:text-style-name="P3" draw:layer="layout" svg:width="1.289cm" svg:height="1.168cm" svg:x="25.384cm" svg:y="2.247cm">
          <draw:text-box>
            <text:p><text:span text:style-name="T2">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9-01T19:12:06.154758396</dc:date>
    <dc:creator>elucterio </dc:creator>
    <meta:editing-duration>PT21M31S</meta:editing-duration>
    <meta:editing-cycles>12</meta:editing-cycles>
    <meta:generator>LibreOffice/4.2.8.2$Linux_X86_64 LibreOffice_project/420m0$Build-2</meta:generator>
    <meta:document-statistic meta:object-count="58"/>
  </office:meta>
</office:document-meta>
</file>